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A052E1B90748D3FA.png" manifest:media-type="image/png"/>
  <manifest:file-entry manifest:full-path="Pictures/100002010000004A000000240B22F9A876F3C7F6.png" manifest:media-type="image/png"/>
  <manifest:file-entry manifest:full-path="Pictures/100002010000004A00000024F19113C227CC3B7F.png" manifest:media-type="image/png"/>
  <manifest:file-entry manifest:full-path="Pictures/100002010000004A00000024E6DB37260D5095D9.png" manifest:media-type="image/png"/>
  <manifest:file-entry manifest:full-path="Pictures/100002010000004A0000002477D8984DA81744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2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94" style:family="paragraph" style:parent-style-name="Standard">
      <style:text-properties officeooo:paragraph-rsid="00261038"/>
    </style:style>
    <style:style style:name="P95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1038" style:font-size-asian="11pt" style:font-size-complex="11pt"/>
    </style:style>
    <style:style style:name="P106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7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8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09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style:font-name="FreeSerif" fo:font-size="11pt" fo:font-weight="normal" officeooo:paragraph-rsid="00261038" style:font-size-asian="11pt" style:font-weight-asian="normal" style:font-size-complex="11pt" style:font-weight-complex="normal"/>
    </style:style>
    <style:style style:name="P111" style:family="paragraph" style:parent-style-name="Table_20_Contents">
      <style:text-properties style:font-name="FreeSerif" fo:font-size="11pt" style:font-size-asian="11pt" style:font-size-complex="11pt"/>
    </style:style>
    <style:style style:name="P112" style:family="paragraph" style:parent-style-name="Table_20_Contents">
      <style:text-properties officeooo:paragraph-rsid="00261038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ЗАТВЕРДЖУЮ</text:p>
      <text:p text:style-name="P91">Директор школи</text:p>
      <text:p text:style-name="P91">_____________________</text:p>
      <text:p text:style-name="P91">«____»______________ 20__р.</text:p>
      <text:p text:style-name="P1"/>
      <text:p text:style-name="P14">ЖУРНАЛ ПРОВЕДЕННЯ ІНСТРУКТАЖУ З ТЕХНІКИ БЕЗПЕКИ В КОМП’ЮТЕРНОМУ КЛАСІ <text:span text:style-name="T8">(КАБ. 26)</text:span></text:p>
      <text:p text:style-name="P93">Вчитель: Трубіцина Анастасія Леонідівна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4"><draw:image xlink:href="Pictures/100002010000004A00000024F19113C227CC3B7F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7"><draw:image xlink:href="Pictures/100002010000004A00000024E6DB37260D5095D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<draw:frame draw:style-name="fr1" draw:name="Изображение19" text:anchor-type="paragraph" svg:x="16.249cm" svg:y="11.672cm" svg:width="1.953cm" svg:height="0.947cm" draw:z-index="5"><draw:image xlink:href="Pictures/100002010000004A00000024F19113C227CC3B7F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9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6">Борисенко Арсеній</text:p>
          </table:table-cell>
          <table:table-cell table:style-name="Таблица1.C2" office:value-type="string">
            <text:p text:style-name="P27">1<text:span text:style-name="T7">0</text:span>-<text:span text:style-name="T9">Б</text:span></text:p>
          </table:table-cell>
          <table:table-cell table:style-name="Таблица1.D2" office:value-type="string">
            <text:p text:style-name="P104"><text:span text:style-name="T7">01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0189232206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6">Височина Євгенія</text:p>
          </table:table-cell>
          <table:table-cell table:style-name="Таблица1.C3" office:value-type="string">
            <text:p text:style-name="P105">1<text:span text:style-name="T7">0</text:span>-<text:span text:style-name="T9">Б</text:span></text:p>
          </table:table-cell>
          <table:table-cell table:style-name="Таблица1.D3" office:value-type="string">
            <text:p text:style-name="P104"><text:span text:style-name="T7">01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020398882334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0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6">Гладкова Марія</text:p>
          </table:table-cell>
          <table:table-cell table:style-name="Таблица1.C4" office:value-type="string">
            <text:p text:style-name="P105">1<text:span text:style-name="T7">0</text:span>-<text:span text:style-name="T9">Б</text:span></text:p>
          </table:table-cell>
          <table:table-cell table:style-name="Таблица1.D4" office:value-type="string">
            <text:p text:style-name="P104"><text:span text:style-name="T7">01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0188645942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6">Грищенко Інна</text:p>
          </table:table-cell>
          <table:table-cell table:style-name="Таблица1.C5" office:value-type="string">
            <text:p text:style-name="P105">1<text:span text:style-name="T7">0</text:span>-<text:span text:style-name="T9">Б</text:span></text:p>
          </table:table-cell>
          <table:table-cell table:style-name="Таблица1.D5" office:value-type="string">
            <text:p text:style-name="P104"><text:span text:style-name="T7">01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1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86664595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6">Євсюков Микита</text:p>
          </table:table-cell>
          <table:table-cell table:style-name="Таблица1.C6" office:value-type="string">
            <text:p text:style-name="P105">1<text:span text:style-name="T7">0</text:span>-<text:span text:style-name="T9">Б</text:span></text:p>
          </table:table-cell>
          <table:table-cell table:style-name="Таблица1.D6" office:value-type="string">
            <text:p text:style-name="P104"><text:span text:style-name="T7">01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15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1952818659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6">Єчкало Маргарита</text:p>
          </table:table-cell>
          <table:table-cell table:style-name="Таблица1.C7" office:value-type="string">
            <text:p text:style-name="P105">1<text:span text:style-name="T7">0</text:span>-<text:span text:style-name="T9">Б</text:span></text:p>
          </table:table-cell>
          <table:table-cell table:style-name="Таблица1.D7" office:value-type="string">
            <text:p text:style-name="P104"><text:span text:style-name="T7">01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1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05392801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6">Іванова Катерина</text:p>
          </table:table-cell>
          <table:table-cell table:style-name="Таблица1.C8" office:value-type="string">
            <text:p text:style-name="P105">1<text:span text:style-name="T7">0</text:span>-<text:span text:style-name="T9">Б</text:span></text:p>
          </table:table-cell>
          <table:table-cell table:style-name="Таблица1.D8" office:value-type="string">
            <text:p text:style-name="P104"><text:span text:style-name="T7">01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1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23401487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6">Карпачов Сергій</text:p>
          </table:table-cell>
          <table:table-cell table:style-name="Таблица1.C9" office:value-type="string">
            <text:p text:style-name="P105">1<text:span text:style-name="T7">0</text:span>-<text:span text:style-name="T9">Б</text:span></text:p>
          </table:table-cell>
          <table:table-cell table:style-name="Таблица1.D9" office:value-type="string">
            <text:p text:style-name="P104"><text:span text:style-name="T7">01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20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4199394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6">Кацен Анастасія</text:p>
          </table:table-cell>
          <table:table-cell table:style-name="Таблица1.C10" office:value-type="string">
            <text:p text:style-name="P105">1<text:span text:style-name="T7">0</text:span>-<text:span text:style-name="T9">Б</text:span></text:p>
          </table:table-cell>
          <table:table-cell table:style-name="Таблица1.D10" office:value-type="string">
            <text:p text:style-name="P104"><text:span text:style-name="T7">01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2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854536549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3"><draw:image xlink:href="Pictures/100002010000004A00000024A052E1B90748D3FA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6">Климчук Кристина</text:p>
          </table:table-cell>
          <table:table-cell table:style-name="Таблица1.C11" office:value-type="string">
            <text:p text:style-name="P105">1<text:span text:style-name="T7">0</text:span>-<text:span text:style-name="T9">Б</text:span></text:p>
          </table:table-cell>
          <table:table-cell table:style-name="Таблица1.D11" office:value-type="string">
            <text:p text:style-name="P104"><text:span text:style-name="T7">01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01944992447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6">Ковальська Анастасія</text:p>
          </table:table-cell>
          <table:table-cell table:style-name="Таблица1.C12" office:value-type="string">
            <text:p text:style-name="P105">1<text:span text:style-name="T7">0</text:span>-<text:span text:style-name="T9">Б</text:span></text:p>
          </table:table-cell>
          <table:table-cell table:style-name="Таблица1.D12" office:value-type="string">
            <text:p text:style-name="P104"><text:span text:style-name="T7">01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8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1945791177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6">Крісюк Неллі</text:p>
          </table:table-cell>
          <table:table-cell table:style-name="Таблица1.C13" office:value-type="string">
            <text:p text:style-name="P105">1<text:span text:style-name="T7">0</text:span>-<text:span text:style-name="T9">Б</text:span></text:p>
          </table:table-cell>
          <table:table-cell table:style-name="Таблица1.D13" office:value-type="string">
            <text:p text:style-name="P104"><text:span text:style-name="T7">01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8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4259647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6">Куршубадзе Лоліта</text:p>
          </table:table-cell>
          <table:table-cell table:style-name="Таблица1.C14" office:value-type="string">
            <text:p text:style-name="P105">1<text:span text:style-name="T7">0</text:span>-<text:span text:style-name="T9">Б</text:span></text:p>
          </table:table-cell>
          <table:table-cell table:style-name="Таблица1.D14" office:value-type="string">
            <text:p text:style-name="P104"><text:span text:style-name="T7">01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6063730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6">Левкович Ілля</text:p>
          </table:table-cell>
          <table:table-cell table:style-name="Таблица1.C15" office:value-type="string">
            <text:p text:style-name="P105">1<text:span text:style-name="T7">0</text:span>-<text:span text:style-name="T9">Б</text:span></text:p>
          </table:table-cell>
          <table:table-cell table:style-name="Таблица1.D15" office:value-type="string">
            <text:p text:style-name="P104"><text:span text:style-name="T7">01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4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86054686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6">Лисенко Олег</text:p>
          </table:table-cell>
          <table:table-cell table:style-name="Таблица1.C16" office:value-type="string">
            <text:p text:style-name="P105">1<text:span text:style-name="T7">0</text:span>-<text:span text:style-name="T9">Б</text:span></text:p>
          </table:table-cell>
          <table:table-cell table:style-name="Таблица1.D16" office:value-type="string">
            <text:p text:style-name="P104"><text:span text:style-name="T7">01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65212076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6">Лохматова Дар'я</text:p>
          </table:table-cell>
          <table:table-cell table:style-name="Таблица1.C17" office:value-type="string">
            <text:p text:style-name="P105">1<text:span text:style-name="T7">0</text:span>-<text:span text:style-name="T9">Б</text:span></text:p>
          </table:table-cell>
          <table:table-cell table:style-name="Таблица1.D17" office:value-type="string">
            <text:p text:style-name="P104"><text:span text:style-name="T7">01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02038541650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6">Манохіна Катерина</text:p>
          </table:table-cell>
          <table:table-cell table:style-name="Таблица1.C18" office:value-type="string">
            <text:p text:style-name="P105">1<text:span text:style-name="T7">0</text:span>-<text:span text:style-name="T9">Б</text:span></text:p>
          </table:table-cell>
          <table:table-cell table:style-name="Таблица1.D18" office:value-type="string">
            <text:p text:style-name="P104"><text:span text:style-name="T7">01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0204266335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6">Маркута Діана</text:p>
          </table:table-cell>
          <table:table-cell table:style-name="Таблица1.C19" office:value-type="string">
            <text:p text:style-name="P105">1<text:span text:style-name="T7">0</text:span>-<text:span text:style-name="T9">Б</text:span></text:p>
          </table:table-cell>
          <table:table-cell table:style-name="Таблица1.D19" office:value-type="string">
            <text:p text:style-name="P104"><text:span text:style-name="T7">01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2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195921423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6">Підлужний Ілля</text:p>
          </table:table-cell>
          <table:table-cell table:style-name="Таблица1.C20" office:value-type="string">
            <text:p text:style-name="P105">1<text:span text:style-name="T7">0</text:span>-<text:span text:style-name="T9">Б</text:span></text:p>
          </table:table-cell>
          <table:table-cell table:style-name="Таблица1.D20" office:value-type="string">
            <text:p text:style-name="P104"><text:span text:style-name="T7">01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6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1997762288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6">Почтарьова Софія</text:p>
          </table:table-cell>
          <table:table-cell table:style-name="Таблица1.C21" office:value-type="string">
            <text:p text:style-name="P105">1<text:span text:style-name="T7">0</text:span>-<text:span text:style-name="T9">Б</text:span></text:p>
          </table:table-cell>
          <table:table-cell table:style-name="Таблица1.D21" office:value-type="string">
            <text:p text:style-name="P104"><text:span text:style-name="T7">01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1976711426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6">Пригода Надія</text:p>
          </table:table-cell>
          <table:table-cell table:style-name="Таблица1.C22" office:value-type="string">
            <text:p text:style-name="P105">1<text:span text:style-name="T7">0</text:span>-<text:span text:style-name="T9">Б</text:span></text:p>
          </table:table-cell>
          <table:table-cell table:style-name="Таблица1.D22" office:value-type="string">
            <text:p text:style-name="P104"><text:span text:style-name="T7">01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><draw:frame draw:style-name="fr1" draw:name="Изображение23" text:anchor-type="paragraph" svg:x="0.203cm" svg:y="0.623cm" svg:width="1.953cm" svg:height="0.947cm" draw:z-index="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0207497808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6">Рожков Артем</text:p>
          </table:table-cell>
          <table:table-cell table:style-name="Таблица1.C23" office:value-type="string">
            <text:p text:style-name="P105">1<text:span text:style-name="T7">0</text:span>-<text:span text:style-name="T9">Б</text:span></text:p>
          </table:table-cell>
          <table:table-cell table:style-name="Таблица1.D23" office:value-type="string">
            <text:p text:style-name="P104"><text:span text:style-name="T7">01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p text:style-name="P38"/>
          </table:table-cell>
          <table:table-cell table:style-name="Таблица1.B24" office:value-type="string">
            <text:p text:style-name="P108"/>
          </table:table-cell>
          <table:table-cell table:style-name="Таблица1.C24" office:value-type="string">
            <text:p text:style-name="P37"/>
          </table:table-cell>
          <table:table-cell table:style-name="Таблица1.D24" office:value-type="string">
            <text:p text:style-name="P104"/>
          </table:table-cell>
          <table:table-cell table:style-name="Таблица1.E24" office:value-type="string">
            <text:p text:style-name="P27"/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019165114599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8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019859290164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8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019742104426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8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020780906490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8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020468090343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108"/>
          </table:table-cell>
          <table:table-cell table:style-name="Таблица1.C29" office:value-type="string">
            <text:p text:style-name="P37"/>
          </table:table-cell>
          <table:table-cell table:style-name="Таблица1.D29" office:value-type="string">
            <text:p text:style-name="P104"/>
          </table:table-cell>
          <table:table-cell table:style-name="Таблица1.E29" office:value-type="string">
            <text:p text:style-name="P35"/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101979632701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897315380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81309280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73772015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899420562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14750949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40284533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23163973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95805232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71674650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99230300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74193093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35611980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898490894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89683475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22910228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62121943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37502154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22547115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27459227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21930310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20692167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8180366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58206366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84215462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1906758306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69282463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75232178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058949738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02106261244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11011953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5768404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3233492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0530974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6266379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10489764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426979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6297944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5069426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7621636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2987185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2945015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2496483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7187883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2904121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4094104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8973830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4404026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5913361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0179752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0353793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204034195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0198505448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195688153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200258476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206750485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194035842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204012086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211733749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200630078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21097764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192375354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0190702305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10194096882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5758282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9653353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4683396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52324440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3189689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6500185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9458775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9915511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97927867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7337196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8142191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5865000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2512147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9334935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1945673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11393270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42915903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66960556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11718372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7762140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0073223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3940565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1301294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1212724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2687668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6834090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4664634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1188717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1157077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3266623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105239785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1963559897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0208660849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1019441777255" text:continue-list="list81020866084912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19713656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8502786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3574608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10435306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10332728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9925209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192157504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192487154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2894873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199808197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8788599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1332755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5634975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7997284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8886732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191545837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6002904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19463666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11407649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0625691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6777449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199908019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0204829962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019243134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0191982627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0204308132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0205126104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0197691851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021224378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1020791006935" text:continue-list="list81021224378427" text:style-name="L2">
              <text:list-item text:start-value="1">
                <text:p text:style-name="P106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31921366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01197581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45091256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35296639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74554425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7361150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33715629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92521819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15015503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80023093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121384105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111009080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82549657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49171328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57246688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85657243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11015450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79617085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77748070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39281994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07578396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1984612710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02052320746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01945920161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0193239323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02115554083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02016782977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02085801351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02051341327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02114142917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02133596181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1020829912089" text:continue-list="list81021335961818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12129895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05073664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12939760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02081952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3403067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3646189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06807768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05505540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12093027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7645776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06595696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9553307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07373871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9179358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7256538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13344969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3296788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967239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9979801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00360055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203476722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6368759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0197763172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0206350881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0202383578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0203644571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0211588819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0208681572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0210919443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1019986564845" text:continue-list="list81021091944315" text:style-name="L2">
              <text:list-item text:start-value="1">
                <text:p text:style-name="P106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1966197351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16858810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1956730636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102045680196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56102210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1937022026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71072544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1992781923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95344778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45949566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28815748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75179332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55335949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93734478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1961039780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108311985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1940442597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1940330250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100307929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49641488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29871242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33452232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0202934035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02098733948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02039082030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02121942708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01960466980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02135181848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02135340947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02054294767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1021309347711" text:continue-list="list81020542947676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8683790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198168333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198247189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194670291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088215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6417313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10511932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10198360853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6711298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11585522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199425348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8483917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199315064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6238616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15008335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2331203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9153816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2777798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00742320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12956622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214453139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196702511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196667975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0198046097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0205774011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0213075381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0204106593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0210580934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1019779809506" text:continue-list="list81021058093480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9842184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197065991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6086243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8248343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197622378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8656786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13910927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197257121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198198632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7938148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0195744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15150594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995157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4097728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1940502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198332511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8858453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3907704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11730698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5182351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11744725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8075115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0201159262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10201872002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1020726668080" text:continue-list="list81020187200265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12194959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10448592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7855290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0684861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2553097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12020792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10661703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0443789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5874583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11291866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4804107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195874752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9456389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7030661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197966039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2417717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11692506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3425905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198238670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8928209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2829081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7814427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200700434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0196547268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1020273980122" text:continue-list="list81019654726860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7856109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8982662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15130864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9993436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09404322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16337219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7791014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08840562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12024732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04511646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10197413189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02808443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8739955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7680022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6178780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5737442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7950219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847082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04465694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198058297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09574840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03185144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0216779357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0212036539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0197185510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0207107792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020560932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0213802904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0201576956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1020597546078" text:continue-list="list81020157695602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1231986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197099955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6144330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09497361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2479394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7148166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1057416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04451397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0551255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196632773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4089744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198287415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01032580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6883741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02669591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2952110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01307227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0701071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04483205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3851272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198267595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196655514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0212062840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0197882125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0202525633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0207214891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021509618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020874013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0211963205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0200326499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0202638817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1020400909524" text:continue-list="list81020263881700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199877927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1365682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197222539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0583794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198049509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1059337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9062324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8798910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6224584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7757737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58437174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2015557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2169857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0718278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47924724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4944447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4047718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61866386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2361529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3968514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1331104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22647250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5885512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6393125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198061344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4979373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7106280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4267094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80281148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08102402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0211490897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1021371710854" text:continue-list="list81021149089771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5368796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1868477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3060852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1099335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2867570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9043216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199335701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8609489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199619510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5954625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4997585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6196341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3289175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4982092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1416606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0274738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197521228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4645253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8310945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2101142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1292585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09098168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0213727238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0205782273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0203893479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020103215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0214029903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0212705577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1021027985415" text:continue-list="list81021270557751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198477275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1375665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4927316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6593147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18922485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27391636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3619064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7608991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73640657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3509144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2427886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199182764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0282465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198308994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81558809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8336334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36234105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8011200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5488415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198976640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5598736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0821358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3651753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02003197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0328425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04127800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2187209881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01993565594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1021126658388" text:continue-list="list81019935655943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7331074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1521644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14185743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1160324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9345417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7697331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12334313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713636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3982748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16693630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8294763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19856434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6656223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19686230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10297443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13963323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2004059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3065560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8484256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1262093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1842356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3032932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0205042020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07697069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04806494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03511400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16206029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11829586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17207426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0473379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20237901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02199871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0217696502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1020383292698" text:continue-list="list81021769650269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62203714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3228352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9191270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24508344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2501666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7265636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5345956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1326716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1290349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24959482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9075870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8943303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20429074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55377433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7741912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7821221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2629944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03422850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6503138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80340902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6614375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68150761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68041173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7351223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2331803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2706298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11590724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47027029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27965761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42974852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08486415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00144996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02192683171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09:45.211067909</dc:date>
    <meta:editing-duration>PT1H21M31S</meta:editing-duration>
    <meta:editing-cycles>14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115" meta:non-whitespace-character-count="23283"/>
  </office:meta>
</office:document-meta>
</file>